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8713c" officeooo:paragraph-rsid="0088713c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text-properties officeooo:paragraph-rsid="00809471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809471" officeooo:paragraph-rsid="008e89dc" style:font-size-asian="12pt" style:font-weight-asian="bold" style:font-name-complex="Helvetica"/>
    </style:style>
    <style:style style:name="P18" style:family="paragraph" style:parent-style-name="Standard" style:list-style-name="L2">
      <style:paragraph-properties style:snap-to-layout-grid="false"/>
      <style:text-properties style:font-name="Helvetica" fo:font-size="12pt" fo:font-weight="bold" officeooo:rsid="00809471" officeooo:paragraph-rsid="008e89dc" style:font-size-asian="12pt" style:font-weight-asian="bold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fo:font-size="12pt" fo:font-weight="bold" officeooo:rsid="00809471" officeooo:paragraph-rsid="008e89dc" style:font-size-asian="12pt" style:font-weight-asian="bold" style:font-name-complex="Helvetica"/>
    </style:style>
    <style:style style:name="P20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2dbfd" officeooo:paragraph-rsid="0082dbfd" style:font-size-asian="12pt" style:font-name-complex="Helvetica"/>
    </style:style>
    <style:style style:name="P21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5d082" officeooo:paragraph-rsid="0085d082" style:font-size-asian="12pt" style:font-name-complex="Helvetica"/>
    </style:style>
    <style:style style:name="P22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70e35" officeooo:paragraph-rsid="00870e35" style:font-size-asian="12pt" style:font-name-complex="Helvetica"/>
    </style:style>
    <style:style style:name="P23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88713c" officeooo:paragraph-rsid="0088713c" style:font-size-asian="12pt" style:font-name-complex="Helvetica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8bf48e" officeooo:paragraph-rsid="008bf48e" style:font-size-asian="12pt" style:font-name-complex="Helvetica"/>
    </style:style>
    <style:style style:name="P25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8a29cf" officeooo:paragraph-rsid="008a29cf" style:font-size-asian="12pt" style:font-name-complex="Helvetica"/>
    </style:style>
    <style:style style:name="P26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8a29cf" officeooo:paragraph-rsid="008bf48e" style:font-size-asian="12pt" style:font-name-complex="Helvetica"/>
    </style:style>
    <style:style style:name="P27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8d4ba9" officeooo:paragraph-rsid="008d4ba9" style:font-size-asian="12pt" style:font-name-complex="Helvetica"/>
    </style:style>
    <style:style style:name="P28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62ff55" officeooo:paragraph-rsid="008dcbe7" style:font-size-asian="12pt" style:font-name-complex="Helvetica"/>
    </style:style>
    <style:style style:name="P29" style:family="paragraph" style:parent-style-name="Standard" style:list-style-name="L7">
      <style:paragraph-properties fo:text-align="start" style:justify-single-word="false" style:snap-to-layout-grid="false"/>
      <style:text-properties style:font-name="Helvetica" fo:font-size="12pt" officeooo:rsid="007f5b11" officeooo:paragraph-rsid="008dcbe7" style:font-size-asian="12pt" style:font-name-complex="Helvetica"/>
    </style:style>
    <style:style style:name="P30" style:family="paragraph" style:parent-style-name="Standard" style:list-style-name="L8">
      <style:paragraph-properties fo:text-align="start" style:justify-single-word="false" style:snap-to-layout-grid="false"/>
      <style:text-properties style:font-name="Helvetica" fo:font-size="12pt" officeooo:rsid="007f5b11" officeooo:paragraph-rsid="008dcbe7" style:font-size-asian="12pt" style:font-name-complex="Helvetica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8dcbe7" style:font-size-asian="12pt" style:font-name-complex="Helvetica"/>
    </style:style>
    <style:style style:name="P3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8dcbe7" style:font-size-asian="12pt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82dbfd" officeooo:paragraph-rsid="008dcbe7" style:font-name-complex="Helvetica"/>
    </style:style>
    <style:style style:name="P34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5" style:family="paragraph" style:parent-style-name="Heading_20_1">
      <style:text-properties fo:font-weight="bold" style:font-weight-asian="bold"/>
    </style:style>
    <style:style style:name="P36" style:family="paragraph" style:parent-style-name="Heading_20_1">
      <style:paragraph-properties style:snap-to-layout-grid="false"/>
      <style:text-properties fo:font-weight="bold" style:font-weight-asian="bold"/>
    </style:style>
    <style:style style:name="P37" style:family="paragraph" style:parent-style-name="Heading_20_1">
      <style:text-properties style:font-name="Helvetica" style:font-name-complex="Helvetica"/>
    </style:style>
    <style:style style:name="P3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9" style:family="paragraph" style:parent-style-name="Heading_20_3">
      <style:paragraph-properties style:snap-to-layout-grid="false"/>
      <style:text-properties fo:font-weight="bold" style:font-weight-asian="bold"/>
    </style:style>
    <style:style style:name="P40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41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7e8530"/>
    </style:style>
    <style:style style:name="T2" style:family="text">
      <style:text-properties officeooo:rsid="0085d082"/>
    </style:style>
    <style:style style:name="T3" style:family="text">
      <style:text-properties officeooo:rsid="008bf48e"/>
    </style:style>
    <style:style style:name="T4" style:family="text">
      <style:text-properties officeooo:rsid="008d4ba9"/>
    </style:style>
    <style:style style:name="T5" style:family="text">
      <style:text-properties officeooo:rsid="008dcbe7"/>
    </style:style>
    <style:style style:name="T6" style:family="text">
      <style:text-properties officeooo:rsid="008e89dc"/>
    </style:style>
    <style:style style:name="T7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4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6" text:outline-level="1"/>
          </table:table-cell>
          <table:table-cell table:style-name="Table1.A2" table:number-columns-spanned="2" office:value-type="string">
            <text:h text:style-name="P3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5" text:outline-level="1">Project</text:h>
          </table:table-cell>
          <table:table-cell table:style-name="Table1.A3" table:number-columns-spanned="3" office:value-type="string">
            <text:h text:style-name="P4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<text:span text:style-name="T2">2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2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963545207836872349" text:style-name="L1">
              <text:list-item>
                <text:p text:style-name="P17"><text:span text:style-name="T6">Finalized project</text:span></text:p>
              </text:list-item>
              <text:list-item>
                <text:p text:style-name="P17"><text:span text:style-name="T6">Final presentation</text:span></text:p>
              </text:list-item>
              <text:list-item>
                <text:p text:style-name="P17"><text:span text:style-name="T6">Flight to Vasteras</text:span></text:p>
              </text:list-item>
              <text:list-item>
                <text:p text:style-name="P17"><text:span text:style-name="T6">Best week in my lif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5459261547388958765" text:style-name="L2">
              <text:list-item>
                <text:p text:style-name="P18"><text:span text:style-name="T6">No relevant problems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9"><text:span text:style-name="T6"/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4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7" text:outline-level="1">Monday</text:h>
          </table:table-cell>
          <table:table-cell table:style-name="Table4.A2" office:value-type="string">
            <text:p text:style-name="P14">8</text:p>
          </table:table-cell>
          <table:table-cell table:style-name="Table4.A2" office:value-type="string">
            <text:list xml:id="list4877321374670939767" text:style-name="L4">
              <text:list-item>
                <text:p text:style-name="P20">Summary Week Report (2)</text:p>
              </text:list-item>
              <text:list-item>
                <text:p text:style-name="P21">Update Project Plan (1)</text:p>
              </text:list-item>
              <text:list-item>
                <text:p text:style-name="P21">Final Project Report (2)</text:p>
              </text:list-item>
              <text:list-item>
                <text:p text:style-name="P22">Final Questionnaire (1)</text:p>
              </text:list-item>
              <text:list-item>
                <text:p text:style-name="P23">Minimal fixes on Requirements Document (2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24">13</text:p>
          </table:table-cell>
          <table:table-cell table:style-name="Table4.A2" office:value-type="string">
            <text:list xml:id="list6492171324110591866" text:style-name="L5">
              <text:list-item>
                <text:p text:style-name="P25">Minimal fixes on Design Document (1)</text:p>
              </text:list-item>
              <text:list-item>
                <text:p text:style-name="P25">Fill the DB (4)</text:p>
              </text:list-item>
              <text:list-item>
                <text:p text:style-name="P26"><text:span text:style-name="T3">Fixes on the code for license stuffs (</text:span><text:span text:style-name="T4">7</text:span><text:span text:style-name="T3">)</text:span></text:p>
              </text:list-item>
              <text:list-item>
                <text:p text:style-name="P27">Group Meeting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32"><text:span text:style-name="T5">6</text:span></text:p>
          </table:table-cell>
          <table:table-cell table:style-name="Table4.A2" office:value-type="string">
            <text:list xml:id="list2267826946612187220" text:style-name="L6">
              <text:list-item>
                <text:p text:style-name="P28"><text:span text:style-name="T5">Preparing Presentation (6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31"><text:span text:style-name="T5">4</text:span></text:p>
          </table:table-cell>
          <table:table-cell table:style-name="Table4.A2" office:value-type="string">
            <text:list xml:id="list6967045402929000841" text:style-name="L7">
              <text:list-item>
                <text:p text:style-name="P29"><text:span text:style-name="T5">Class Lecture (3)</text:span></text:p>
              </text:list-item>
              <text:list-item>
                <text:p text:style-name="P29"><text:span text:style-name="T5">Presentation (1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31"><text:span text:style-name="T5">2</text:span></text:p>
          </table:table-cell>
          <table:table-cell table:style-name="Table4.A10" office:value-type="string">
            <text:list xml:id="list3659799853579979577" text:style-name="L8">
              <text:list-item>
                <text:p text:style-name="P30"><text:span text:style-name="T5">Summary Week Report (2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33"><text:span text:style-name="T5">33</text:span>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13T20:43:28.76</dc:date>
    <meta:print-date>1998-10-09T11:53:00</meta:print-date>
    <meta:editing-cycles>113</meta:editing-cycles>
    <meta:editing-duration>PT2H18M51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9" meta:word-count="129" meta:character-count="668" meta:non-whitespace-character-count="606"/>
  </office:meta>
</office:document-meta>
</file>